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29cm" svg:height="0.962cm" svg:x="2.27cm" svg:y="3.032cm">
          <draw:text-box>
            <text:p>test t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2:43:31.073796389</meta:creation-date>
    <dc:date>2016-12-28T12:44:16.054189103</dc:date>
    <meta:editing-duration>PT45S</meta:editing-duration>
    <meta:editing-cycles>1</meta:editing-cycles>
    <meta:document-statistic meta:object-count="1"/>
    <meta:generator>LibreOffice/5.1.4.2$Linux_X86_64 LibreOffice_project/10m0$Build-2</meta:generator>
  </office:meta>
</office:document-meta>
</file>